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55cm" loext:contextual-spacing="false"/>
      <style:text-properties style:font-name="Calibri" officeooo:rsid="00115126" officeooo:paragraph-rsid="00115126"/>
    </style:style>
    <style:style style:name="P2" style:family="paragraph" style:parent-style-name="Standard">
      <style:paragraph-properties fo:margin-top="0cm" fo:margin-bottom="0.55cm" loext:contextual-spacing="false" fo:text-align="end" style:justify-single-word="false"/>
      <style:text-properties style:font-name="Cambria" officeooo:rsid="00115126" officeooo:paragraph-rsid="00115126"/>
    </style:style>
    <style:style style:name="P3" style:family="paragraph" style:parent-style-name="Standard">
      <style:paragraph-properties fo:margin-top="0cm" fo:margin-bottom="0.55cm" loext:contextual-spacing="false" fo:text-align="justify" style:justify-single-word="false"/>
      <style:text-properties style:font-name="Cambria" officeooo:rsid="00115126" officeooo:paragraph-rsid="00115126"/>
    </style:style>
    <style:style style:name="P4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Cambria" fo:font-size="16pt" fo:font-weight="bold" officeooo:rsid="00115126" officeooo:paragraph-rsid="00115126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top="0cm" fo:margin-bottom="0.55cm" loext:contextual-spacing="false" fo:text-align="end" style:justify-single-word="false"/>
      <style:text-properties style:font-name="Cambria" officeooo:rsid="00117481" officeooo:paragraph-rsid="00117481"/>
    </style:style>
    <style:style style:name="P6" style:family="paragraph" style:parent-style-name="Standard">
      <style:paragraph-properties fo:margin-top="0cm" fo:margin-bottom="0.55cm" loext:contextual-spacing="false" fo:text-align="justify" style:justify-single-word="false"/>
      <style:text-properties style:font-name="Cambria" officeooo:rsid="00117481" officeooo:paragraph-rsid="00117481"/>
    </style:style>
    <style:style style:name="P7" style:family="paragraph" style:parent-style-name="Standard">
      <style:paragraph-properties fo:margin-top="0cm" fo:margin-bottom="0cm" loext:contextual-spacing="false"/>
      <style:text-properties style:font-name="Cambria" fo:font-weight="bold" officeooo:rsid="00117481" officeooo:paragraph-rsid="00117481" style:font-weight-asian="bold" style:font-weight-complex="bold"/>
    </style:style>
    <style:style style:name="P8" style:family="paragraph" style:parent-style-name="Standard">
      <style:paragraph-properties fo:margin-top="0cm" fo:margin-bottom="0.826cm" loext:contextual-spacing="false" fo:text-align="end" style:justify-single-word="false"/>
      <style:text-properties style:font-name="Cambria" officeooo:rsid="00115126" officeooo:paragraph-rsid="00115126"/>
    </style:style>
    <style:style style:name="P9" style:family="paragraph" style:parent-style-name="Standard">
      <style:paragraph-properties fo:margin-top="0cm" fo:margin-bottom="3.302cm" loext:contextual-spacing="false" fo:text-align="justify" style:justify-single-word="false"/>
      <style:text-properties style:font-name="Cambria" officeooo:rsid="00117481" officeooo:paragraph-rsid="00117481"/>
    </style:style>
    <style:style style:name="P10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mbria" officeooo:rsid="00115126" officeooo:paragraph-rsid="00115126"/>
    </style:style>
    <style:style style:name="P11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mbria" officeooo:rsid="00115126" officeooo:paragraph-rsid="0019ba23"/>
    </style:style>
    <style:style style:name="P12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Cambria" officeooo:rsid="00115126" officeooo:paragraph-rsid="00115126"/>
    </style:style>
    <style:style style:name="P13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Cambria" officeooo:rsid="00117481" officeooo:paragraph-rsid="00117481"/>
    </style:style>
    <style:style style:name="P14" style:family="paragraph" style:parent-style-name="Standard" style:list-style-name="L3">
      <style:paragraph-properties fo:margin-top="0cm" fo:margin-bottom="0cm" loext:contextual-spacing="false"/>
      <style:text-properties style:font-name="Cambria" fo:font-size="10pt" officeooo:rsid="00117481" officeooo:paragraph-rsid="00117481" style:font-size-asian="10pt" style:font-size-complex="10pt"/>
    </style:style>
    <style:style style:name="P15" style:family="paragraph" style:parent-style-name="Standard" style:list-style-name="L3">
      <style:paragraph-properties fo:margin-top="0cm" fo:margin-bottom="0cm" loext:contextual-spacing="false"/>
      <style:text-properties style:font-name="Cambria" fo:font-size="10pt" officeooo:rsid="00133eb7" officeooo:paragraph-rsid="00133eb7" style:font-size-asian="10pt" style:font-size-complex="10pt"/>
    </style:style>
    <style:style style:name="P16" style:family="paragraph" style:parent-style-name="Standard" style:list-style-name="L3">
      <style:paragraph-properties fo:margin-top="0cm" fo:margin-bottom="0cm" loext:contextual-spacing="false"/>
      <style:text-properties style:font-name="Cambria" fo:font-size="10pt" officeooo:rsid="00133eb7" officeooo:paragraph-rsid="001437ea" style:font-size-asian="10pt" style:font-size-complex="10pt"/>
    </style:style>
    <style:style style:name="P17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officeooo:paragraph-rsid="00115126"/>
    </style:style>
    <style:style style:name="P18" style:family="paragraph" style:parent-style-name="Standard" style:list-style-name="L1">
      <style:paragraph-properties fo:margin-top="0cm" fo:margin-bottom="0.55cm" loext:contextual-spacing="false" fo:text-align="start" style:justify-single-word="false"/>
      <style:text-properties style:font-name="Cambria" officeooo:rsid="00115126" officeooo:paragraph-rsid="00115126"/>
    </style:style>
    <style:style style:name="P19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Cambria" officeooo:rsid="00115126" officeooo:paragraph-rsid="00115126"/>
    </style:style>
    <style:style style:name="P20" style:family="paragraph" style:parent-style-name="Standard" style:list-style-name="L2">
      <style:paragraph-properties fo:margin-top="0cm" fo:margin-bottom="0.55cm" loext:contextual-spacing="false" fo:text-align="justify" style:justify-single-word="false"/>
      <style:text-properties style:font-name="Cambria" officeooo:rsid="00115126" officeooo:paragraph-rsid="00115126"/>
    </style:style>
    <style:style style:name="P21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Cambria" officeooo:rsid="00117481" officeooo:paragraph-rsid="00117481"/>
    </style:style>
    <style:style style:name="P22" style:family="paragraph" style:parent-style-name="Standard" style:list-style-name="L2">
      <style:paragraph-properties fo:margin-top="0cm" fo:margin-bottom="0.55cm" loext:contextual-spacing="false" fo:text-align="justify" style:justify-single-word="false"/>
      <style:text-properties style:font-name="Cambria" officeooo:rsid="00117481" officeooo:paragraph-rsid="00117481"/>
    </style:style>
    <style:style style:name="P23" style:family="paragraph" style:parent-style-name="Standard" style:list-style-name="L3">
      <style:paragraph-properties fo:margin-top="0cm" fo:margin-bottom="0.55cm" loext:contextual-spacing="false"/>
      <style:text-properties style:font-name="Cambria" fo:font-size="10pt" officeooo:rsid="001437ea" officeooo:paragraph-rsid="001437ea" style:font-size-asian="10pt" style:font-size-complex="10pt"/>
    </style:style>
    <style:style style:name="P24" style:family="paragraph" style:parent-style-name="Standard" style:list-style-name="L2">
      <style:paragraph-properties fo:margin-top="0cm" fo:margin-bottom="0.55cm" loext:contextual-spacing="false" fo:text-align="justify" style:justify-single-word="false"/>
      <style:text-properties officeooo:paragraph-rsid="00117481"/>
    </style:style>
    <style:style style:name="P25" style:family="paragraph" style:parent-style-name="Standard" style:list-style-name="L1">
      <style:paragraph-properties fo:margin-top="0cm" fo:margin-bottom="0.826cm" loext:contextual-spacing="false" fo:text-align="start" style:justify-single-word="false"/>
      <style:text-properties style:font-name="Cambria" officeooo:rsid="0015108e" officeooo:paragraph-rsid="0015108e"/>
    </style:style>
    <style:style style:name="T1" style:family="text">
      <style:text-properties officeooo:rsid="00117481"/>
    </style:style>
    <style:style style:name="T2" style:family="text">
      <style:text-properties officeooo:rsid="00133eb7"/>
    </style:style>
    <style:style style:name="T3" style:family="text">
      <style:text-properties officeooo:rsid="001437ea"/>
    </style:style>
    <style:style style:name="T4" style:family="text">
      <style:text-properties officeooo:rsid="0019ba23"/>
    </style:style>
    <style:style style:name="T5" style:family="text">
      <style:text-properties officeooo:rsid="001dfae6"/>
    </style:style>
    <style:style style:name="T6" style:family="text">
      <style:text-properties style:font-name="Cambria"/>
    </style:style>
    <style:style style:name="T7" style:family="text">
      <style:text-properties style:font-name="Cambria" officeooo:rsid="00115126"/>
    </style:style>
    <style:style style:name="T8" style:family="text">
      <style:text-properties style:font-name="Cambria" officeooo:rsid="0023fa60"/>
    </style:style>
    <style:style style:name="T9" style:family="text">
      <style:text-properties style:font-name="Cambria" officeooo:rsid="002501e2"/>
    </style:style>
    <style:style style:name="T10" style:family="text">
      <style:text-properties style:font-name="Cambria" officeooo:rsid="00117481"/>
    </style:style>
    <style:style style:name="T11" style:family="text">
      <style:text-properties style:font-name="Cambria" officeooo:rsid="002854d6"/>
    </style:style>
    <style:style style:name="T12" style:family="text">
      <style:text-properties style:font-name="Cambria" officeooo:rsid="0031256f"/>
    </style:style>
    <style:style style:name="T13" style:family="text">
      <style:text-properties officeooo:rsid="00278130"/>
    </style:style>
    <style:style style:name="T14" style:family="text">
      <style:text-properties officeooo:rsid="002f26e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iasto, DD.MM.RRRR</text:p>
      <text:p text:style-name="P1"><text:span text:style-name="T6">Imię Nazwisko<text:line-break/>PESEL: 00000000000<text:line-break/>Ulica 0/0<text:line-break/>00-000 Miasto<text:line-break/>+48 000 000 000<text:line-break/></text:span><text:a xlink:type="simple" xlink:href="mailto:adres@email.com" text:style-name="Internet_20_link" text:visited-style-name="Visited_20_Internet_20_Link"><text:span text:style-name="T6">adres@email.com</text:span></text:a></text:p>
      <text:p text:style-name="P8">Pan Komendant Wojewódzki Policji<text:line-break/>w Mieście Wojewódzkim</text:p>
      <text:p text:style-name="P4">Podanie o pozwolenie na broń</text:p>
      <text:p text:style-name="P3">Wnoszę o wydanie mi:</text:p>
      <text:list xml:id="list887050790" text:style-name="L1">
        <text:list-item>
          <text:p text:style-name="P10">Pozwolenia na posiadanie broni do celów sportowych opisanej w art. 10 ust. 4 pkt 4 Ustawy o Broni i Amunicji, to jest:</text:p>
          <text:list>
            <text:list-item>
              <text:p text:style-name="P10">broni palnej bocznego zapłonu z lufami gwintowanymi o kalibrze do 6 mm;</text:p>
            </text:list-item>
            <text:list-item>
              <text:p text:style-name="P10">broni palnej centralnego zapłonu z lufami gwintowanymi o kalibrze do 12 mm;</text:p>
            </text:list-item>
            <text:list-item>
              <text:p text:style-name="P10">broni palnej gładkolufowej;</text:p>
            </text:list-item>
            <text:list-item>
              <text:p text:style-name="P10">broni palnej przystosowanej do strzelania wyłącznie przy pomocy prochu czarnego;</text:p>
            </text:list-item>
          </text:list>
          <text:p text:style-name="P18">w łącznej liczbie sześciu egzemplarzy bez podziału na poszczególne rodzaje broni.</text:p>
        </text:list-item>
        <text:list-item>
          <text:p text:style-name="P11">Pozwolenia na posiadanie broni sportowej do celów kolekcjonerskich opisanej w <text:span text:style-name="T4">a</text:span>rt. 1<text:span text:style-name="T4">0 ust. 4 pkt 4</text:span> Ustawy o Broni i Amunicji, to jest:</text:p>
          <text:list>
            <text:list-item>
              <text:p text:style-name="P10">broni palnej bocznego zapłonu z lufami gwintowanymi o kalibrze do 6 mm;</text:p>
            </text:list-item>
            <text:list-item>
              <text:p text:style-name="P10">broni palnej centralnego zapłonu z lufami gwintowanymi o kalibrze do 12 mm;</text:p>
            </text:list-item>
            <text:list-item>
              <text:p text:style-name="P10">broni palnej gładkolufowej;</text:p>
            </text:list-item>
            <text:list-item>
              <text:p text:style-name="P10">broni palnej przystosowanej do strzelania wyłącznie przy pomocy prochu czarnego;</text:p>
            </text:list-item>
          </text:list>
          <text:p text:style-name="P18">w łącznej liczbie dziesięciu egzemplarzy bez podziału na poszczególne rodzaje broni.</text:p>
        </text:list-item>
        <text:list-item>
          <text:p text:style-name="P18">Dopuszczenia do posiadania broni rodzajów: A, H, I, J, L, według opisu na wzorze legitymacji osoby dopuszczonej do posiadania broni.</text:p>
        </text:list-item>
        <text:list-item>
          <text:p text:style-name="P25">Sześciu zaświadczeń uprawniających do nabycia broni do celów sportowych.</text:p>
        </text:list-item>
      </text:list>
      <text:p text:style-name="P4">Uzasadnienie</text:p>
      <text:list xml:id="list3153958943" text:style-name="L2">
        <text:list-item>
          <text:p text:style-name="P17"><text:span text:style-name="T7">Przedstawiam ważną przyczynę posiadania broni do celów sportowych, zgodną z </text:span><text:span text:style-name="T8">a</text:span><text:span text:style-name="T7">rt. 1</text:span><text:span text:style-name="T8">0 ust. 3 p</text:span><text:span text:style-name="T9">kt</text:span><text:span text:style-name="T8"> 3</text:span><text:span text:style-name="T7"> Ustawy o Broni i Amunicji:</text:span></text:p>
          <text:list>
            <text:list-item>
              <text:p text:style-name="P12">Należę do stowarzyszenia o charakterze strzeleckim Nazwa Klubu Sportowego;</text:p>
            </text:list-item>
            <text:list-item>
              <text:p text:style-name="P12">Posiadam kwalifikacje sportowe w postaci patentu strzeleckiego nr 00000 w dyscyplinach: pistolet, karabin, strzelba gładkolufowa;</text:p>
            </text:list-item>
            <text:list-item>
              <text:p text:style-name="P19">Posiadam licencję zawodniczą Polskiego Związku Strzelectwa Sportowego nr 00000, w dyscyplinach: pistolet, karabin, strzelba gładkolufowa;</text:p>
            </text:list-item>
          </text:list>
          <text:p text:style-name="P20"><text:soft-page-break/>Wnioskowana <text:span text:style-name="T2">ilość</text:span> broni pozwoli mi na zakup po jednym egzemplarzu każdego rodzaju broni sportowej, <text:span text:style-name="T1">to jest: pistolet i karabin bocznego zapłonu, pistolet i karabin centralnego zapłonu, strzelba gładkolufowa oraz broń przystosowana do strzelania wyłącznie przy pomocy prochu czarnego.</text:span></text:p>
        </text:list-item>
        <text:list-item>
          <text:p text:style-name="P13">Przedstawiam ważną przyczynę posiadania broni do celów kolekcjonerskich, zgodną z <text:span text:style-name="T5">a</text:span>rt. <text:span text:style-name="T13">10 ust. 3 pkt 5</text:span> Ustawy o Broni i Amunicji:</text:p>
          <text:list>
            <text:list-item>
              <text:p text:style-name="P21">Należę do stowarzyszenia o charakterze kolekcjonerskim Nazwa Stowarzyszenia Kolekcjonerskiego;</text:p>
            </text:list-item>
          </text:list>
          <text:p text:style-name="P22">Wnioskowana ilość broni pozwoli mi na natychmiastowe rozpoczęcie tworzenia wartościowej kolekcji, bez konieczności składania w najbliższym czasie wniosku o rozszerzenie pozwolenia w zakresie liczby sztuk broni.</text:p>
        </text:list-item>
        <text:list-item>
          <text:p text:style-name="P24"><text:span text:style-name="T10">Spełniam warunki otrzymania dopuszczenia do posiadania broni opisane w art. 3</text:span><text:span text:style-name="T11">0 ust. 1 oraz 1a</text:span><text:span text:style-name="T10"> Ustawy o Broni i Amunicji. Zamierzam wykorzystywać broń obiektową </text:span><text:span text:style-name="T12">ze świadectwem broni, </text:span><text:span text:style-name="T10">w czasie organizowania oraz uczestnictwa w strzeleckich imprezach sportowych.</text:span></text:p>
        </text:list-item>
      </text:list>
      <text:p text:style-name="P6">Zaznaczam, że zgodnie z art. 16 ust. 2 oraz art. 30 ust. 1b Ustawy o Broni i Amunicji, na podstawie posiadanego przeze mnie patentu strzeleckiego <text:span text:style-name="T14">oraz licencji zawodniczej</text:span>, jestem zwolniony z egzaminu przed organem Policji.</text:p>
      <text:p text:style-name="P9">Wszystkie dokumenty będące wynikiem wnioskowanego postępowania odbiorę osobiście, dlatego proszę o niewysyłanie ich pocztą.</text:p>
      <text:p text:style-name="P5">z poważaniem,<text:line-break/>Imię Nazwisko</text:p>
      <text:p text:style-name="P7">Załączniki:</text:p>
      <text:list xml:id="list2191016574" text:style-name="L3">
        <text:list-item>
          <text:p text:style-name="P14">Kserokopia dowodu osobistego;</text:p>
        </text:list-item>
        <text:list-item>
          <text:p text:style-name="P15">Zaświadczenie członkostwa w stowarzyszeniu o charakterze strzeleckim Nazwa Klubu Sportowego;</text:p>
        </text:list-item>
        <text:list-item>
          <text:p text:style-name="P15">Zaświadczenie członkostwa w stowarzyszeniu o charakterze kolekcjonerskim Nazwa Stowarzyszenia Kolekcjonerskiego;</text:p>
        </text:list-item>
        <text:list-item>
          <text:p text:style-name="P15">Patent Strzelecki (plik PDF przesłany e-mailem);</text:p>
        </text:list-item>
        <text:list-item>
          <text:p text:style-name="P15">Licencja Zawodnicza (plik PDF przesłany e-mailem);</text:p>
        </text:list-item>
        <text:list-item>
          <text:p text:style-name="P15">Orzeczenie lekarza uprawnionego o braku przeciwwskazań do posiadania broni;</text:p>
        </text:list-item>
        <text:list-item>
          <text:p text:style-name="P15">Orzeczenie psychologa uprawnionego o braku przeciwwskazań do posiadania broni;</text:p>
        </text:list-item>
        <text:list-item>
          <text:p text:style-name="P15">Zbiór komunikatów z zawodów strzeleckich, w których brałem udział;</text:p>
        </text:list-item>
        <text:list-item>
          <text:p text:style-name="P15">Bankowe potwierdzenie przelewu na kwotę 242 zł, za wydanie pozwolenia na broń do celów sportowych;</text:p>
        </text:list-item>
        <text:list-item>
          <text:p text:style-name="P16">Bankowe potwierdzenie przelewu na kwotę 242 zł, za wydanie pozwolenia na broń do celów kolekcjonerskich;</text:p>
        </text:list-item>
        <text:list-item>
          <text:p text:style-name="P16">Bankowe potwierdzenie przelewu na kwotę 10 zł, za wydanie legitymacji osoby dopuszczonej do posiadania broni;</text:p>
        </text:list-item>
        <text:list-item>
          <text:p text:style-name="P16">Bankowe potwierdzenie przelewu na kwotę 102 zł, za wydanie zaświadczeń uprawniających do nabycia broni;</text:p>
        </text:list-item>
        <text:list-item>
          <text:p text:style-name="P23"><text:span text:style-name="T3">D</text:span>wie fotografie do dokumentów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7T14:22:06.355000000</meta:creation-date>
    <dc:date>2019-12-19T01:10:36.567000000</dc:date>
    <meta:editing-duration>PT54M38S</meta:editing-duration>
    <meta:editing-cycles>23</meta:editing-cycles>
    <meta:generator>LibreOffice/6.3.2.2$Windows_X86_64 LibreOffice_project/98b30e735bda24bc04ab42594c85f7fd8be07b9c</meta:generator>
    <meta:document-statistic meta:table-count="0" meta:image-count="0" meta:object-count="0" meta:page-count="2" meta:paragraph-count="46" meta:word-count="603" meta:character-count="4231" meta:non-whitespace-character-count="3706"/>
  </office:meta>
</office:document-meta>
</file>